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SFMono-Regular" svg:font-family="SFMono-Regular, menlo, consolas, monospace"/>
    <style:font-face style:name="system-ui" svg:font-family="system-ui, apple-system, blinkmacsystemfont, 'Segoe UI', roboto, 'Helvetica Neue', arial, sans-serif, 'Segoe UI Emoji'"/>
  </office:font-face-decls>
  <office:automatic-styles>
    <style:style style:name="Table1" style:family="table">
      <style:table-properties style:width="6.6875in" fo:margin-left="0.0042in" table:align="left"/>
    </style:style>
    <style:style style:name="Table1.A" style:family="table-column">
      <style:table-column-properties style:column-width="3.3403in"/>
    </style:style>
    <style:style style:name="Table1.B" style:family="table-column">
      <style:table-column-properties style:column-width="3.3472in"/>
    </style:style>
    <style:style style:name="Table1.A1" style:family="table-cell">
      <style:table-cell-properties fo:padding="0in" fo:border="none" style:writing-mode="page"/>
    </style:style>
    <style:style style:name="Table1.20" style:family="table-row">
      <style:table-row-properties style:min-row-height="0.0958in"/>
    </style:style>
    <style:style style:name="Table2" style:family="table">
      <style:table-properties style:width="4.7403in" table:align="center"/>
    </style:style>
    <style:style style:name="Table2.A" style:family="table-column">
      <style:table-column-properties style:column-width="0.3722in"/>
    </style:style>
    <style:style style:name="Table2.B" style:family="table-column">
      <style:table-column-properties style:column-width="1.1451in"/>
    </style:style>
    <style:style style:name="Table2.C" style:family="table-column">
      <style:table-column-properties style:column-width="0.3729in"/>
    </style:style>
    <style:style style:name="Table2.D" style:family="table-column">
      <style:table-column-properties style:column-width="1.266in"/>
    </style:style>
    <style:style style:name="Table2.F" style:family="table-column">
      <style:table-column-properties style:column-width="1.2111in"/>
    </style:style>
    <style:style style:name="Table2.1" style:family="table-row">
      <style:table-row-properties style:min-row-height="0.2472in"/>
    </style:style>
    <style:style style:name="Table2.A1" style:family="table-cell">
      <style:table-cell-properties style:vertical-align="middle" fo:padding="0.0194in" fo:border-left="1pt solid #000000" fo:border-right="0.05pt solid #000000" fo:border-top="1pt solid #000000" fo:border-bottom="1pt solid #000000"/>
    </style:style>
    <style:style style:name="Table2.B1" style:family="table-cell">
      <style:table-cell-properties style:vertical-align="middle" fo:padding="0.0194in" fo:border-left="0.05pt solid #000000" fo:border-right="1pt solid #000000" fo:border-top="1pt solid #000000" fo:border-bottom="1pt solid #000000"/>
    </style:style>
    <style:style style:name="Table2.D1" style:family="table-cell">
      <style:table-cell-properties style:vertical-align="middle" fo:padding="0.0194in" fo:border-left="0.05pt solid #000000" fo:border-right="0.05pt solid #000000" fo:border-top="1pt solid #000000" fo:border-bottom="1pt solid #000000"/>
    </style:style>
    <style:style style:name="Table2.A2" style:family="table-cell" style:data-style-name="N0">
      <style:table-cell-properties style:vertical-align="middle" fo:padding="0.0194in" fo:border-left="1pt solid #000000" fo:border-right="0.05pt solid #000000" fo:border-top="0.05pt solid #000000" fo:border-bottom="0.05pt solid #000000"/>
    </style:style>
    <style:style style:name="Table2.B2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2.D2" style:family="table-cell">
      <style:table-cell-properties style:vertical-align="middle" fo:padding="0.0194in" fo:border="0.05pt solid #000000"/>
    </style:style>
    <style:style style:name="Table2.F2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2.B3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2.D3" style:family="table-cell">
      <style:table-cell-properties style:vertical-align="middle" fo:padding="0.0194in" fo:border="0.05pt solid #000000"/>
    </style:style>
    <style:style style:name="Table2.F3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2.B4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2.D4" style:family="table-cell">
      <style:table-cell-properties style:vertical-align="middle" fo:padding="0.0194in" fo:border="0.05pt solid #000000"/>
    </style:style>
    <style:style style:name="Table2.F4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2.B5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2.D5" style:family="table-cell">
      <style:table-cell-properties style:vertical-align="middle" fo:padding="0.0194in" fo:border="0.05pt solid #000000"/>
    </style:style>
    <style:style style:name="Table2.F5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2.B6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2.D6" style:family="table-cell">
      <style:table-cell-properties style:vertical-align="middle" fo:padding="0.0194in" fo:border="0.05pt solid #000000"/>
    </style:style>
    <style:style style:name="Table2.F6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2.B7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2.D7" style:family="table-cell">
      <style:table-cell-properties style:vertical-align="middle" fo:padding="0.0194in" fo:border="0.05pt solid #000000"/>
    </style:style>
    <style:style style:name="Table2.F7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2.B8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2.D8" style:family="table-cell">
      <style:table-cell-properties style:vertical-align="middle" fo:padding="0.0194in" fo:border="0.05pt solid #000000"/>
    </style:style>
    <style:style style:name="Table2.F8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2.B9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2.D9" style:family="table-cell">
      <style:table-cell-properties style:vertical-align="middle" fo:padding="0.0194in" fo:border="0.05pt solid #000000"/>
    </style:style>
    <style:style style:name="Table2.F9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2.B10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2.D10" style:family="table-cell">
      <style:table-cell-properties style:vertical-align="middle" fo:padding="0.0194in" fo:border="0.05pt solid #000000"/>
    </style:style>
    <style:style style:name="Table2.F10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2.B11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2.D11" style:family="table-cell">
      <style:table-cell-properties style:vertical-align="middle" fo:padding="0.0194in" fo:border="0.05pt solid #000000"/>
    </style:style>
    <style:style style:name="Table2.F11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2.B12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2.D12" style:family="table-cell">
      <style:table-cell-properties style:vertical-align="middle" fo:padding="0.0194in" fo:border="0.05pt solid #000000"/>
    </style:style>
    <style:style style:name="Table2.F12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2.A13" style:family="table-cell" style:data-style-name="N0">
      <style:table-cell-properties style:vertical-align="middle" fo:padding="0.0194in" fo:border-left="1pt solid #000000" fo:border-right="0.05pt solid #000000" fo:border-top="0.05pt solid #000000" fo:border-bottom="1pt solid #000000"/>
    </style:style>
    <style:style style:name="Table2.B13" style:family="table-cell">
      <style:table-cell-properties style:vertical-align="middle" fo:padding="0.0194in" fo:border-left="0.05pt solid #000000" fo:border-right="1pt solid #000000" fo:border-top="0.05pt solid #000000" fo:border-bottom="1pt solid #000000"/>
    </style:style>
    <style:style style:name="Table2.D13" style:family="table-cell">
      <style:table-cell-properties style:vertical-align="middle" fo:padding="0.0194in" fo:border-left="0.05pt solid #000000" fo:border-right="0.05pt solid #000000" fo:border-top="0.05pt solid #000000" fo:border-bottom="1pt solid #000000"/>
    </style:style>
    <style:style style:name="Table2.E13" style:family="table-cell">
      <style:table-cell-properties style:vertical-align="middle" fo:padding="0.0194in" fo:border-left="1pt solid #000000" fo:border-right="0.05pt solid #000000" fo:border-top="0.05pt solid #000000" fo:border-bottom="1pt solid #000000"/>
    </style:style>
    <style:style style:name="Table2.F13" style:family="table-cell">
      <style:table-cell-properties style:vertical-align="middle" fo:padding="0.0194in" fo:border-left="0.05pt solid #000000" fo:border-right="1pt solid #000000" fo:border-top="0.05pt solid #000000" fo:border-bottom="1pt solid #000000"/>
    </style:style>
    <style:style style:name="Table3" style:family="table">
      <style:table-properties style:width="5.25in" table:align="center"/>
    </style:style>
    <style:style style:name="Table3.A" style:family="table-column">
      <style:table-column-properties style:column-width="0.8125in"/>
    </style:style>
    <style:style style:name="Table3.B" style:family="table-column">
      <style:table-column-properties style:column-width="1.6875in"/>
    </style:style>
    <style:style style:name="Table3.C" style:family="table-column">
      <style:table-column-properties style:column-width="0.75in"/>
    </style:style>
    <style:style style:name="Table3.D" style:family="table-column">
      <style:table-column-properties style:column-width="2in"/>
    </style:style>
    <style:style style:name="Table3.1" style:family="table-row">
      <style:table-row-properties style:min-row-height="0.2472in"/>
    </style:style>
    <style:style style:name="Table3.A1" style:family="table-cell">
      <style:table-cell-properties style:vertical-align="middle" fo:padding="0.0194in" fo:border-left="1pt solid #000000" fo:border-right="0.05pt solid #000000" fo:border-top="1pt solid #000000" fo:border-bottom="1pt solid #000000"/>
    </style:style>
    <style:style style:name="Table3.B1" style:family="table-cell">
      <style:table-cell-properties style:vertical-align="middle" fo:padding="0.0194in" fo:border-left="0.05pt solid #000000" fo:border-right="1pt solid #000000" fo:border-top="1pt solid #000000" fo:border-bottom="1pt solid #000000"/>
    </style:style>
    <style:style style:name="Table3.A2" style:family="table-cell">
      <style:table-cell-properties style:vertical-align="middle" fo:padding="0.0194in" fo:border-left="1pt solid #000000" fo:border-right="0.05pt solid #000000" fo:border-top="0.05pt solid #000000" fo:border-bottom="0.05pt solid #000000"/>
    </style:style>
    <style:style style:name="Table3.B2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3.14" style:family="table-row">
      <style:table-row-properties style:min-row-height="0.2194in"/>
    </style:style>
    <style:style style:name="Table3.A14" style:family="table-cell">
      <style:table-cell-properties style:vertical-align="middle" fo:padding="0.0194in" fo:border-left="1pt solid #000000" fo:border-right="0.05pt solid #000000" fo:border-top="0.05pt solid #000000" fo:border-bottom="1pt solid #000000"/>
    </style:style>
    <style:style style:name="Table3.B14" style:family="table-cell">
      <style:table-cell-properties style:vertical-align="middle" fo:padding="0.0194in" fo:border-left="0.05pt solid #000000" fo:border-right="1pt solid #000000" fo:border-top="0.05pt solid #000000" fo:border-bottom="1pt solid #000000"/>
    </style:style>
    <style:style style:name="Table4" style:family="table">
      <style:table-properties style:width="5.5597in" table:align="center"/>
    </style:style>
    <style:style style:name="Table4.A" style:family="table-column">
      <style:table-column-properties style:column-width="1.5861in"/>
    </style:style>
    <style:style style:name="Table4.B" style:family="table-column">
      <style:table-column-properties style:column-width="0.6222in"/>
    </style:style>
    <style:style style:name="Table4.C" style:family="table-column">
      <style:table-column-properties style:column-width="3.3514in"/>
    </style:style>
    <style:style style:name="Table4.1" style:family="table-row">
      <style:table-row-properties style:min-row-height="0.2472in"/>
    </style:style>
    <style:style style:name="Table4.A1" style:family="table-cell">
      <style:table-cell-properties style:vertical-align="middle" fo:padding="0.0194in" fo:border-left="1pt solid #000000" fo:border-right="0.05pt solid #000000" fo:border-top="1pt solid #000000" fo:border-bottom="1pt solid #000000"/>
    </style:style>
    <style:style style:name="Table4.B1" style:family="table-cell">
      <style:table-cell-properties style:vertical-align="middle" fo:padding="0.0194in" fo:border-left="0.05pt solid #000000" fo:border-right="0.05pt solid #000000" fo:border-top="1pt solid #000000" fo:border-bottom="1pt solid #000000"/>
    </style:style>
    <style:style style:name="Table4.C1" style:family="table-cell">
      <style:table-cell-properties style:vertical-align="middle" fo:padding="0.0194in" fo:border-left="0.05pt solid #000000" fo:border-right="1pt solid #000000" fo:border-top="1pt solid #000000" fo:border-bottom="1pt solid #000000"/>
    </style:style>
    <style:style style:name="Table4.A2" style:family="table-cell">
      <style:table-cell-properties style:vertical-align="middle" fo:padding="0.0194in" fo:border-left="1pt solid #000000" fo:border-right="0.05pt solid #000000" fo:border-top="0.05pt solid #000000" fo:border-bottom="0.05pt solid #000000"/>
    </style:style>
    <style:style style:name="Table4.B2" style:family="table-cell" style:data-style-name="N0">
      <style:table-cell-properties style:vertical-align="middle" fo:padding="0.0194in" fo:border="0.05pt solid #000000"/>
    </style:style>
    <style:style style:name="Table4.C2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4.C3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4.C4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4.C5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4.C6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4.C7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4.A8" style:family="table-cell">
      <style:table-cell-properties style:vertical-align="middle" fo:padding="0.0194in" fo:border-left="1pt solid #000000" fo:border-right="0.05pt solid #000000" fo:border-top="0.05pt solid #000000" fo:border-bottom="1pt solid #000000"/>
    </style:style>
    <style:style style:name="Table4.B8" style:family="table-cell" style:data-style-name="N0">
      <style:table-cell-properties style:vertical-align="middle" fo:padding="0.0194in" fo:border-left="0.05pt solid #000000" fo:border-right="0.05pt solid #000000" fo:border-top="0.05pt solid #000000" fo:border-bottom="1pt solid #000000"/>
    </style:style>
    <style:style style:name="Table4.C8" style:family="table-cell">
      <style:table-cell-properties style:vertical-align="middle" fo:padding="0.0194in" fo:border-left="0.05pt solid #000000" fo:border-right="1pt solid #000000" fo:border-top="0.05pt solid #000000" fo:border-bottom="1pt solid #000000"/>
    </style:style>
    <style:style style:name="Table4.9" style:family="table-row">
      <style:table-row-properties style:min-row-height="0.2194in"/>
    </style:style>
    <style:style style:name="Table4.A9" style:family="table-cell">
      <style:table-cell-properties style:vertical-align="middle" fo:padding="0.0194in" fo:border="none"/>
    </style:style>
    <style:style style:name="Table4.B9" style:family="table-cell">
      <style:table-cell-properties style:vertical-align="middle" fo:padding="0.0194in" fo:border="none"/>
    </style:style>
    <style:style style:name="Table4.C9" style:family="table-cell">
      <style:table-cell-properties style:vertical-align="middle" fo:padding="0.0194in" fo:border="none"/>
    </style:style>
    <style:style style:name="Table4.A10" style:family="table-cell">
      <style:table-cell-properties style:vertical-align="middle" fo:padding="0.0194in" fo:border="none"/>
    </style:style>
    <style:style style:name="Table4.B10" style:family="table-cell">
      <style:table-cell-properties style:vertical-align="middle" fo:padding="0.0194in" fo:border="none"/>
    </style:style>
    <style:style style:name="Table4.C10" style:family="table-cell">
      <style:table-cell-properties style:vertical-align="middle" fo:padding="0.0194in" fo:border="none"/>
    </style:style>
    <style:style style:name="Table4.A11" style:family="table-cell">
      <style:table-cell-properties style:vertical-align="middle" fo:padding="0.0194in" fo:border="none"/>
    </style:style>
    <style:style style:name="Table4.A12" style:family="table-cell">
      <style:table-cell-properties style:vertical-align="middle" fo:padding="0.0194in" fo:border="none"/>
    </style:style>
    <style:style style:name="Table4.A13" style:family="table-cell">
      <style:table-cell-properties style:vertical-align="middle" fo:padding="0.0194in" fo:border="none"/>
    </style:style>
    <style:style style:name="Table2" style:family="table">
      <style:table-properties style:width="4.7403in" table:align="center"/>
    </style:style>
    <style:style style:name="Table2.A" style:family="table-column">
      <style:table-column-properties style:column-width="0.3722in"/>
    </style:style>
    <style:style style:name="Table2.B" style:family="table-column">
      <style:table-column-properties style:column-width="1.1451in"/>
    </style:style>
    <style:style style:name="Table2.C" style:family="table-column">
      <style:table-column-properties style:column-width="0.3729in"/>
    </style:style>
    <style:style style:name="Table2.D" style:family="table-column">
      <style:table-column-properties style:column-width="1.266in"/>
    </style:style>
    <style:style style:name="Table2.F" style:family="table-column">
      <style:table-column-properties style:column-width="1.2111in"/>
    </style:style>
    <style:style style:name="Table2.1" style:family="table-row">
      <style:table-row-properties style:min-row-height="0.2472in"/>
    </style:style>
    <style:style style:name="Table2.A1" style:family="table-cell">
      <style:table-cell-properties style:vertical-align="middle" fo:padding="0.0194in" fo:border-left="1pt solid #000000" fo:border-right="0.05pt solid #000000" fo:border-top="1pt solid #000000" fo:border-bottom="1pt solid #000000"/>
    </style:style>
    <style:style style:name="Table2.B1" style:family="table-cell">
      <style:table-cell-properties style:vertical-align="middle" fo:padding="0.0194in" fo:border-left="0.05pt solid #000000" fo:border-right="1pt solid #000000" fo:border-top="1pt solid #000000" fo:border-bottom="1pt solid #000000"/>
    </style:style>
    <style:style style:name="Table2.D1" style:family="table-cell">
      <style:table-cell-properties style:vertical-align="middle" fo:padding="0.0194in" fo:border-left="0.05pt solid #000000" fo:border-right="0.05pt solid #000000" fo:border-top="1pt solid #000000" fo:border-bottom="1pt solid #000000"/>
    </style:style>
    <style:style style:name="Table2.A2" style:family="table-cell" style:data-style-name="N0">
      <style:table-cell-properties style:vertical-align="middle" fo:padding="0.0194in" fo:border-left="1pt solid #000000" fo:border-right="0.05pt solid #000000" fo:border-top="0.05pt solid #000000" fo:border-bottom="0.05pt solid #000000"/>
    </style:style>
    <style:style style:name="Table2.B2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2.D2" style:family="table-cell">
      <style:table-cell-properties style:vertical-align="middle" fo:padding="0.0194in" fo:border="0.05pt solid #000000"/>
    </style:style>
    <style:style style:name="Table2.F2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2.B3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2.D3" style:family="table-cell">
      <style:table-cell-properties style:vertical-align="middle" fo:padding="0.0194in" fo:border="0.05pt solid #000000"/>
    </style:style>
    <style:style style:name="Table2.F3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2.B4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2.D4" style:family="table-cell">
      <style:table-cell-properties style:vertical-align="middle" fo:padding="0.0194in" fo:border="0.05pt solid #000000"/>
    </style:style>
    <style:style style:name="Table2.F4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2.B5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2.D5" style:family="table-cell">
      <style:table-cell-properties style:vertical-align="middle" fo:padding="0.0194in" fo:border="0.05pt solid #000000"/>
    </style:style>
    <style:style style:name="Table2.F5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2.B6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2.D6" style:family="table-cell">
      <style:table-cell-properties style:vertical-align="middle" fo:padding="0.0194in" fo:border="0.05pt solid #000000"/>
    </style:style>
    <style:style style:name="Table2.F6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2.B7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2.D7" style:family="table-cell">
      <style:table-cell-properties style:vertical-align="middle" fo:padding="0.0194in" fo:border="0.05pt solid #000000"/>
    </style:style>
    <style:style style:name="Table2.F7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2.B8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2.D8" style:family="table-cell">
      <style:table-cell-properties style:vertical-align="middle" fo:padding="0.0194in" fo:border="0.05pt solid #000000"/>
    </style:style>
    <style:style style:name="Table2.F8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2.B9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2.D9" style:family="table-cell">
      <style:table-cell-properties style:vertical-align="middle" fo:padding="0.0194in" fo:border="0.05pt solid #000000"/>
    </style:style>
    <style:style style:name="Table2.F9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2.B10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2.D10" style:family="table-cell">
      <style:table-cell-properties style:vertical-align="middle" fo:padding="0.0194in" fo:border="0.05pt solid #000000"/>
    </style:style>
    <style:style style:name="Table2.F10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2.B11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2.D11" style:family="table-cell">
      <style:table-cell-properties style:vertical-align="middle" fo:padding="0.0194in" fo:border="0.05pt solid #000000"/>
    </style:style>
    <style:style style:name="Table2.F11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2.B12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2.D12" style:family="table-cell">
      <style:table-cell-properties style:vertical-align="middle" fo:padding="0.0194in" fo:border="0.05pt solid #000000"/>
    </style:style>
    <style:style style:name="Table2.F12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2.A13" style:family="table-cell" style:data-style-name="N0">
      <style:table-cell-properties style:vertical-align="middle" fo:padding="0.0194in" fo:border-left="1pt solid #000000" fo:border-right="0.05pt solid #000000" fo:border-top="0.05pt solid #000000" fo:border-bottom="1pt solid #000000"/>
    </style:style>
    <style:style style:name="Table2.B13" style:family="table-cell">
      <style:table-cell-properties style:vertical-align="middle" fo:padding="0.0194in" fo:border-left="0.05pt solid #000000" fo:border-right="1pt solid #000000" fo:border-top="0.05pt solid #000000" fo:border-bottom="1pt solid #000000"/>
    </style:style>
    <style:style style:name="Table2.D13" style:family="table-cell">
      <style:table-cell-properties style:vertical-align="middle" fo:padding="0.0194in" fo:border-left="0.05pt solid #000000" fo:border-right="0.05pt solid #000000" fo:border-top="0.05pt solid #000000" fo:border-bottom="1pt solid #000000"/>
    </style:style>
    <style:style style:name="Table2.E13" style:family="table-cell">
      <style:table-cell-properties style:vertical-align="middle" fo:padding="0.0194in" fo:border-left="1pt solid #000000" fo:border-right="0.05pt solid #000000" fo:border-top="0.05pt solid #000000" fo:border-bottom="1pt solid #000000"/>
    </style:style>
    <style:style style:name="Table2.F13" style:family="table-cell">
      <style:table-cell-properties style:vertical-align="middle" fo:padding="0.0194in" fo:border-left="0.05pt solid #000000" fo:border-right="1pt solid #000000" fo:border-top="0.05pt solid #000000" fo:border-bottom="1pt solid #000000"/>
    </style:style>
    <style:style style:name="Table3" style:family="table">
      <style:table-properties style:width="5.25in" table:align="center"/>
    </style:style>
    <style:style style:name="Table3.A" style:family="table-column">
      <style:table-column-properties style:column-width="0.8125in"/>
    </style:style>
    <style:style style:name="Table3.B" style:family="table-column">
      <style:table-column-properties style:column-width="1.6875in"/>
    </style:style>
    <style:style style:name="Table3.C" style:family="table-column">
      <style:table-column-properties style:column-width="0.75in"/>
    </style:style>
    <style:style style:name="Table3.D" style:family="table-column">
      <style:table-column-properties style:column-width="2in"/>
    </style:style>
    <style:style style:name="Table3.1" style:family="table-row">
      <style:table-row-properties style:min-row-height="0.2472in"/>
    </style:style>
    <style:style style:name="Table3.A1" style:family="table-cell">
      <style:table-cell-properties style:vertical-align="middle" fo:padding="0.0194in" fo:border-left="1pt solid #000000" fo:border-right="0.05pt solid #000000" fo:border-top="1pt solid #000000" fo:border-bottom="1pt solid #000000"/>
    </style:style>
    <style:style style:name="Table3.B1" style:family="table-cell">
      <style:table-cell-properties style:vertical-align="middle" fo:padding="0.0194in" fo:border-left="0.05pt solid #000000" fo:border-right="1pt solid #000000" fo:border-top="1pt solid #000000" fo:border-bottom="1pt solid #000000"/>
    </style:style>
    <style:style style:name="Table3.A2" style:family="table-cell">
      <style:table-cell-properties style:vertical-align="middle" fo:padding="0.0194in" fo:border-left="1pt solid #000000" fo:border-right="0.05pt solid #000000" fo:border-top="0.05pt solid #000000" fo:border-bottom="0.05pt solid #000000"/>
    </style:style>
    <style:style style:name="Table3.B2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3.14" style:family="table-row">
      <style:table-row-properties style:min-row-height="0.2194in"/>
    </style:style>
    <style:style style:name="Table3.A14" style:family="table-cell">
      <style:table-cell-properties style:vertical-align="middle" fo:padding="0.0194in" fo:border-left="1pt solid #000000" fo:border-right="0.05pt solid #000000" fo:border-top="0.05pt solid #000000" fo:border-bottom="1pt solid #000000"/>
    </style:style>
    <style:style style:name="Table3.B14" style:family="table-cell">
      <style:table-cell-properties style:vertical-align="middle" fo:padding="0.0194in" fo:border-left="0.05pt solid #000000" fo:border-right="1pt solid #000000" fo:border-top="0.05pt solid #000000" fo:border-bottom="1pt solid #000000"/>
    </style:style>
    <style:style style:name="Table4" style:family="table">
      <style:table-properties style:width="5.5597in" table:align="center"/>
    </style:style>
    <style:style style:name="Table4.A" style:family="table-column">
      <style:table-column-properties style:column-width="1.5861in"/>
    </style:style>
    <style:style style:name="Table4.B" style:family="table-column">
      <style:table-column-properties style:column-width="0.6222in"/>
    </style:style>
    <style:style style:name="Table4.C" style:family="table-column">
      <style:table-column-properties style:column-width="3.3514in"/>
    </style:style>
    <style:style style:name="Table4.1" style:family="table-row">
      <style:table-row-properties style:min-row-height="0.2472in"/>
    </style:style>
    <style:style style:name="Table4.A1" style:family="table-cell">
      <style:table-cell-properties style:vertical-align="middle" fo:padding="0.0194in" fo:border-left="1pt solid #000000" fo:border-right="0.05pt solid #000000" fo:border-top="1pt solid #000000" fo:border-bottom="1pt solid #000000"/>
    </style:style>
    <style:style style:name="Table4.B1" style:family="table-cell">
      <style:table-cell-properties style:vertical-align="middle" fo:padding="0.0194in" fo:border-left="0.05pt solid #000000" fo:border-right="0.05pt solid #000000" fo:border-top="1pt solid #000000" fo:border-bottom="1pt solid #000000"/>
    </style:style>
    <style:style style:name="Table4.C1" style:family="table-cell">
      <style:table-cell-properties style:vertical-align="middle" fo:padding="0.0194in" fo:border-left="0.05pt solid #000000" fo:border-right="1pt solid #000000" fo:border-top="1pt solid #000000" fo:border-bottom="1pt solid #000000"/>
    </style:style>
    <style:style style:name="Table4.A2" style:family="table-cell">
      <style:table-cell-properties style:vertical-align="middle" fo:padding="0.0194in" fo:border-left="1pt solid #000000" fo:border-right="0.05pt solid #000000" fo:border-top="0.05pt solid #000000" fo:border-bottom="0.05pt solid #000000"/>
    </style:style>
    <style:style style:name="Table4.B2" style:family="table-cell" style:data-style-name="N0">
      <style:table-cell-properties style:vertical-align="middle" fo:padding="0.0194in" fo:border="0.05pt solid #000000"/>
    </style:style>
    <style:style style:name="Table4.C2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4.C3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4.C4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4.C5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4.C6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4.C7" style:family="table-cell">
      <style:table-cell-properties style:vertical-align="middle" fo:padding="0.0194in" fo:border-left="0.05pt solid #000000" fo:border-right="1pt solid #000000" fo:border-top="0.05pt solid #000000" fo:border-bottom="0.05pt solid #000000"/>
    </style:style>
    <style:style style:name="Table4.A8" style:family="table-cell">
      <style:table-cell-properties style:vertical-align="middle" fo:padding="0.0194in" fo:border-left="1pt solid #000000" fo:border-right="0.05pt solid #000000" fo:border-top="0.05pt solid #000000" fo:border-bottom="1pt solid #000000"/>
    </style:style>
    <style:style style:name="Table4.B8" style:family="table-cell" style:data-style-name="N0">
      <style:table-cell-properties style:vertical-align="middle" fo:padding="0.0194in" fo:border-left="0.05pt solid #000000" fo:border-right="0.05pt solid #000000" fo:border-top="0.05pt solid #000000" fo:border-bottom="1pt solid #000000"/>
    </style:style>
    <style:style style:name="Table4.C8" style:family="table-cell">
      <style:table-cell-properties style:vertical-align="middle" fo:padding="0.0194in" fo:border-left="0.05pt solid #000000" fo:border-right="1pt solid #000000" fo:border-top="0.05pt solid #000000" fo:border-bottom="1pt solid #000000"/>
    </style:style>
    <style:style style:name="Table4.9" style:family="table-row">
      <style:table-row-properties style:min-row-height="0.2194in"/>
    </style:style>
    <style:style style:name="Table4.A9" style:family="table-cell">
      <style:table-cell-properties style:vertical-align="middle" fo:padding="0.0194in" fo:border="none"/>
    </style:style>
    <style:style style:name="Table4.B9" style:family="table-cell">
      <style:table-cell-properties style:vertical-align="middle" fo:padding="0.0194in" fo:border="none"/>
    </style:style>
    <style:style style:name="Table4.C9" style:family="table-cell">
      <style:table-cell-properties style:vertical-align="middle" fo:padding="0.0194in" fo:border="none"/>
    </style:style>
    <style:style style:name="Table4.A10" style:family="table-cell">
      <style:table-cell-properties style:vertical-align="middle" fo:padding="0.0194in" fo:border="none"/>
    </style:style>
    <style:style style:name="Table4.B10" style:family="table-cell">
      <style:table-cell-properties style:vertical-align="middle" fo:padding="0.0194in" fo:border="none"/>
    </style:style>
    <style:style style:name="Table4.C10" style:family="table-cell">
      <style:table-cell-properties style:vertical-align="middle" fo:padding="0.0194in" fo:border="none"/>
    </style:style>
    <style:style style:name="Table4.A11" style:family="table-cell">
      <style:table-cell-properties style:vertical-align="middle" fo:padding="0.0194in" fo:border="none"/>
    </style:style>
    <style:style style:name="Table4.A12" style:family="table-cell">
      <style:table-cell-properties style:vertical-align="middle" fo:padding="0.0194in" fo:border="none"/>
    </style:style>
    <style:style style:name="Table4.A13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paragraph-rsid="001d995c"/>
    </style:style>
    <style:style style:name="P2" style:family="paragraph" style:parent-style-name="Standard">
      <style:text-properties officeooo:paragraph-rsid="00296d59"/>
    </style:style>
    <style:style style:name="P3" style:family="paragraph" style:parent-style-name="Standard">
      <style:text-properties officeooo:paragraph-rsid="002a3767"/>
    </style:style>
    <style:style style:name="P4" style:family="paragraph" style:parent-style-name="Standard">
      <style:paragraph-properties fo:text-align="center" style:justify-single-word="false"/>
      <style:text-properties officeooo:paragraph-rsid="002b1f81"/>
    </style:style>
    <style:style style:name="P5" style:family="paragraph" style:parent-style-name="Standard">
      <style:text-properties officeooo:paragraph-rsid="002c2bda"/>
    </style:style>
    <style:style style:name="P6" style:family="paragraph" style:parent-style-name="Table_20_Contents">
      <style:paragraph-properties fo:text-align="start" style:justify-single-word="false"/>
      <style:text-properties fo:font-size="12pt"/>
    </style:style>
    <style:style style:name="P7" style:family="paragraph" style:parent-style-name="Table_20_Contents">
      <style:paragraph-properties fo:text-align="start" style:justify-single-word="false"/>
      <style:text-properties fo:font-size="12pt" officeooo:paragraph-rsid="0022b058"/>
    </style:style>
    <style:style style:name="P8" style:family="paragraph" style:parent-style-name="Table_20_Contents">
      <style:paragraph-properties fo:text-align="start" style:justify-single-word="false"/>
      <style:text-properties fo:font-size="12pt" officeooo:paragraph-rsid="00261a2c"/>
    </style:style>
    <style:style style:name="P9" style:family="paragraph" style:parent-style-name="Table_20_Contents">
      <style:text-properties fo:font-size="12pt"/>
    </style:style>
    <style:style style:name="P10" style:family="paragraph" style:parent-style-name="Table_20_Contents">
      <style:paragraph-properties fo:text-align="start" style:justify-single-word="false"/>
      <style:text-properties fo:font-size="12pt" officeooo:rsid="00296d59" officeooo:paragraph-rsid="00296d59"/>
    </style:style>
    <style:style style:name="P11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01f2530" officeooo:paragraph-rsid="0022b058"/>
    </style:style>
    <style:style style:name="P12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/>
    </style:style>
    <style:style style:name="P13" style:family="paragraph" style:parent-style-name="Table_20_Contents">
      <style:paragraph-properties fo:text-align="start" style:justify-single-word="false"/>
      <style:text-properties fo:font-size="12pt" officeooo:rsid="0022b058" officeooo:paragraph-rsid="0022b058"/>
    </style:style>
    <style:style style:name="P14" style:family="paragraph" style:parent-style-name="Table_20_Contents">
      <style:paragraph-properties fo:text-align="start" style:justify-single-word="false"/>
      <style:text-properties fo:font-size="12pt" officeooo:rsid="002b7098"/>
    </style:style>
    <style:style style:name="P15" style:family="paragraph" style:parent-style-name="Table_20_Contents">
      <style:paragraph-properties fo:text-align="start" style:justify-single-word="false"/>
      <style:text-properties officeooo:paragraph-rsid="00296d59"/>
    </style:style>
    <style:style style:name="P16" style:family="paragraph" style:parent-style-name="Table_20_Contents">
      <style:paragraph-properties fo:text-align="start" style:justify-single-word="false"/>
      <style:text-properties officeooo:paragraph-rsid="002a3767"/>
    </style:style>
    <style:style style:name="P17" style:family="paragraph" style:parent-style-name="Table_20_Contents">
      <style:paragraph-properties fo:text-align="start" style:justify-single-word="false"/>
      <style:text-properties officeooo:paragraph-rsid="0022b058"/>
    </style:style>
    <style:style style:name="P18" style:family="paragraph" style:parent-style-name="Table_20_Contents">
      <style:paragraph-properties fo:text-align="start" style:justify-single-word="false"/>
      <style:text-properties officeooo:paragraph-rsid="002c2bda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fo:font-weight="bold" officeooo:paragraph-rsid="00296d59"/>
    </style:style>
    <style:style style:name="P20" style:family="paragraph" style:parent-style-name="Table_20_Contents">
      <style:paragraph-properties fo:text-align="center" style:justify-single-word="false"/>
      <style:text-properties style:font-name="Liberation Serif" fo:font-weight="bold" officeooo:paragraph-rsid="002a3767"/>
    </style:style>
    <style:style style:name="P21" style:family="paragraph" style:parent-style-name="Table_20_Contents">
      <style:paragraph-properties fo:text-align="center" style:justify-single-word="false"/>
      <style:text-properties style:font-name="Liberation Serif" fo:font-weight="bold" officeooo:paragraph-rsid="002b1f81"/>
    </style:style>
    <style:style style:name="P22" style:family="paragraph" style:parent-style-name="Table_20_Contents">
      <style:paragraph-properties fo:text-align="center" style:justify-single-word="false"/>
      <style:text-properties style:font-name="Liberation Serif" fo:font-weight="bold" officeooo:paragraph-rsid="002c2bda"/>
    </style:style>
    <style:style style:name="P23" style:family="paragraph" style:parent-style-name="Table_20_Contents">
      <style:paragraph-properties fo:text-align="center" style:justify-single-word="false"/>
      <style:text-properties style:font-name="Liberation Serif" officeooo:paragraph-rsid="00296d59"/>
    </style:style>
    <style:style style:name="P24" style:family="paragraph" style:parent-style-name="Table_20_Contents">
      <style:paragraph-properties fo:text-align="center" style:justify-single-word="false"/>
      <style:text-properties style:font-name="Liberation Serif" officeooo:paragraph-rsid="002a3767"/>
    </style:style>
    <style:style style:name="P25" style:family="paragraph" style:parent-style-name="Table_20_Contents">
      <style:paragraph-properties fo:text-align="center" style:justify-single-word="false"/>
      <style:text-properties style:font-name="Liberation Serif" officeooo:paragraph-rsid="002b1f81"/>
    </style:style>
    <style:style style:name="P26" style:family="paragraph" style:parent-style-name="Table_20_Contents">
      <style:paragraph-properties fo:text-align="center" style:justify-single-word="false"/>
      <style:text-properties style:font-name="Liberation Serif" officeooo:paragraph-rsid="002c2bda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officeooo:paragraph-rsid="00296d59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" officeooo:paragraph-rsid="002a3767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officeooo:paragraph-rsid="002b1f81"/>
    </style:style>
    <style:style style:name="P30" style:family="paragraph" style:parent-style-name="Table_20_Contents">
      <style:paragraph-properties fo:text-align="center" style:justify-single-word="false"/>
      <style:text-properties officeooo:paragraph-rsid="00296d59"/>
    </style:style>
    <style:style style:name="P31" style:family="paragraph" style:parent-style-name="Table_20_Contents">
      <style:paragraph-properties fo:text-align="center" style:justify-single-word="false"/>
      <style:text-properties officeooo:paragraph-rsid="002a3767"/>
    </style:style>
    <style:style style:name="P32" style:family="paragraph" style:parent-style-name="Table_20_Contents">
      <style:paragraph-properties fo:text-align="center" style:justify-single-word="false"/>
      <style:text-properties officeooo:paragraph-rsid="002c2bda"/>
    </style:style>
    <style:style style:name="P33" style:family="paragraph" style:parent-style-name="Table_20_Contents">
      <style:text-properties officeooo:paragraph-rsid="001d995c"/>
    </style:style>
    <style:style style:name="P34" style:family="paragraph" style:parent-style-name="Table_20_Contents">
      <style:paragraph-properties fo:text-align="center" style:justify-single-word="false"/>
      <style:text-properties fo:font-size="14pt" fo:font-weight="bold" officeooo:rsid="002a3767" officeooo:paragraph-rsid="002a3767" style:font-size-asian="14pt" style:font-weight-asian="bold" style:font-size-complex="14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14pt" fo:font-weight="bold" officeooo:rsid="002a3767" officeooo:paragraph-rsid="002b1f81" style:font-size-asian="14pt" style:font-weight-asian="bold" style:font-size-complex="14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4pt" fo:font-weight="bold" officeooo:rsid="002a3767" officeooo:paragraph-rsid="002c2bda" style:font-size-asian="14pt" style:font-weight-asian="bold" style:font-size-complex="14pt" style:font-weight-complex="bold"/>
    </style:style>
    <style:style style:name="P37" style:family="paragraph" style:parent-style-name="Table_20_Contents">
      <style:text-properties officeooo:paragraph-rsid="002c2bda"/>
    </style:style>
    <style:style style:name="T1" style:family="text">
      <style:text-properties officeooo:rsid="001d995c"/>
    </style:style>
    <style:style style:name="T2" style:family="text">
      <style:text-properties officeooo:rsid="002b1f81"/>
    </style:style>
    <style:style style:name="T3" style:family="text">
      <style:text-properties fo:font-variant="normal" fo:text-transform="none" fo:color="#2c84fa" loext:opacity="100%" style:font-name="system-ui" fo:font-size="10pt" fo:letter-spacing="normal" fo:font-style="normal" style:text-underline-style="solid" style:text-underline-width="auto" style:text-underline-color="font-color" fo:font-weight="normal" fo:background-color="#27262b" loext:char-shading-value="0"/>
    </style:style>
    <style:style style:name="T4" style:family="text">
      <style:text-properties fo:font-size="12pt"/>
    </style:style>
    <style:style style:name="T5" style:family="text">
      <style:text-properties officeooo:rsid="002c2bda"/>
    </style:style>
    <style:style style:name="T6" style:family="text"/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typedef struct<text:tab/>s_xvar</text:p>
            <text:p text:style-name="Table_20_Contents"/>
            <text:p text:style-name="Table_20_Contents"><text:tab/>Display<text:tab/>*display;</text:p>
            <text:p text:style-name="Table_20_Contents"><text:tab/>Window<text:tab/>root;</text:p>
            <text:p text:style-name="Table_20_Contents"><text:tab/>int<text:tab/><text:tab/>screen;</text:p>
            <text:p text:style-name="Table_20_Contents"><text:tab/>int<text:tab/><text:tab/>depth;</text:p>
            <text:p text:style-name="Table_20_Contents"><text:tab/>Visual<text:tab/><text:tab/>*visual;</text:p>
            <text:p text:style-name="Table_20_Contents"><text:tab/>Colormap<text:tab/>cmap;</text:p>
            <text:p text:style-name="Table_20_Contents"><text:tab/>int<text:tab/><text:tab/>private_cmap;</text:p>
            <text:p text:style-name="Table_20_Contents"><text:tab/>t_win_list<text:tab/>*win_list;</text:p>
            <text:p text:style-name="Table_20_Contents"><text:tab/>int<text:tab/><text:tab/>(*loop_hook)();</text:p>
            <text:p text:style-name="Table_20_Contents"><text:tab/>void<text:tab/><text:tab/>*loop_param;</text:p>
            <text:p text:style-name="Table_20_Contents"><text:tab/>int<text:tab/><text:tab/>use_xshm;</text:p>
            <text:p text:style-name="Table_20_Contents"><text:tab/>int<text:tab/><text:tab/>pshm_format;</text:p>
            <text:p text:style-name="Table_20_Contents"><text:tab/>int<text:tab/><text:tab/>do_flush;</text:p>
            <text:p text:style-name="Table_20_Contents"><text:tab/>int<text:tab/><text:tab/>decrgb[6];</text:p>
            <text:p text:style-name="Table_20_Contents"><text:tab/>Atom<text:tab/><text:tab/>wm_delete_window;</text:p>
            <text:p text:style-name="Table_20_Contents"><text:tab/>Atom<text:tab/><text:tab/>wm_protocols;</text:p>
            <text:p text:style-name="Table_20_Contents"><text:tab/>int <text:tab/><text:tab/>end_loop;</text:p>
          </table:table-cell>
          <table:table-cell table:style-name="Table1.A1" office:value-type="string">
            <text:p text:style-name="Table_20_Contents"><text:span text:style-name="T1">t</text:span>ypedef struct<text:tab/>s_img</text:p>
            <text:p text:style-name="Table_20_Contents"/>
            <text:p text:style-name="Table_20_Contents"><text:tab/>XImage<text:tab/><text:tab/>*image;</text:p>
            <text:p text:style-name="Table_20_Contents"><text:tab/>Pixmap<text:tab/><text:tab/>pix;</text:p>
            <text:p text:style-name="Table_20_Contents"><text:tab/>GC<text:tab/><text:tab/><text:tab/>gc;</text:p>
            <text:p text:style-name="Table_20_Contents"><text:tab/>int<text:tab/><text:tab/><text:tab/>size_line;</text:p>
            <text:p text:style-name="Table_20_Contents"><text:tab/>int<text:tab/><text:tab/><text:tab/>bpp;</text:p>
            <text:p text:style-name="Table_20_Contents"><text:tab/>int<text:tab/><text:tab/><text:tab/>width;</text:p>
            <text:p text:style-name="Table_20_Contents"><text:tab/>int<text:tab/><text:tab/><text:tab/>height;</text:p>
            <text:p text:style-name="Table_20_Contents"><text:tab/>int<text:tab/><text:tab/><text:tab/>type;</text:p>
            <text:p text:style-name="Table_20_Contents"><text:tab/>int<text:tab/><text:tab/><text:tab/>format;</text:p>
            <text:p text:style-name="Table_20_Contents"><text:tab/>char<text:tab/><text:tab/><text:tab/>*data;</text:p>
            <text:p text:style-name="Table_20_Contents"><text:tab/>XShmSegmentInfo<text:tab/>shm;<text:tab/><text:tab/><text:tab/>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P1"><text:span text:style-name="T1">t</text:span>ypedef struct<text:tab/>s_win_list</text:p>
            <text:p text:style-name="P1"/>
            <text:p text:style-name="P33"><text:tab/>Window<text:tab/><text:tab/>window;</text:p>
            <text:p text:style-name="P33"><text:tab/>GC<text:tab/><text:tab/><text:tab/>gc;</text:p>
            <text:p text:style-name="P33"><text:tab/>struct s_win_list<text:tab/>*next;</text:p>
            <text:p text:style-name="P33"><text:tab/>int<text:tab/><text:tab/><text:tab/>(*mouse_hook)();</text:p>
            <text:p text:style-name="P33"><text:tab/>int<text:tab/><text:tab/><text:tab/>(*key_hook)();</text:p>
            <text:p text:style-name="P33"><text:tab/>int<text:tab/><text:tab/><text:tab/>(*expose_hook)();</text:p>
            <text:p text:style-name="P33"><text:tab/>void<text:tab/><text:tab/><text:tab/>*mouse_param;</text:p>
            <text:p text:style-name="P33"><text:tab/>void<text:tab/><text:tab/><text:tab/>*key_param;</text:p>
            <text:p text:style-name="P33"><text:tab/>void<text:tab/><text:tab/><text:tab/>*expose_param;</text:p>
            <text:p text:style-name="P33"><text:tab/>t_event_list<text:tab/><text:tab/>hooks[MLX_MAX_EVENT];</text:p>
            <text:p text:style-name="P33"/>
          </table:table-cell>
          <table:covered-table-cell/>
        </table:table-row>
        <table:table-row>
          <table:table-cell table:style-name="Table1.A1" office:value-type="string">
            <text:p text:style-name="P11">DISPLAY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table:number-columns-spanned="2" office:value-type="string">
            <text:p text:style-name="P6">void <text:tab/>*mlx_init();</text:p>
            <text:p text:style-name="P6">int <text:tab/>mlx_destroy_display(void *mlx_ptr);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9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6">WINDOWS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6">void <text:tab/>*mlx_new_window(void *mlx_ptr, int size_x, int size_y, char *title;</text:p>
            <text:p text:style-name="P6">int <text:tab/>mlx_clear_window(void *mlx_ptr, void *win_ptr);</text:p>
            <text:p text:style-name="P6">int <text:tab/>mlx_destroy_window(void *mlx_ptr, void *win_ptr);</text:p>
            <text:p text:style-name="P6">int <text:tab/>mlx_pixel_put(void *mlx_ptr, void *win_ptr, int x, int y, int color);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6">IMAGES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Table_20_Contents">void <text:tab/>*mlx_new_image(void *mlx_ptr,int width,int height);</text:p>
            <text:p text:style-name="Table_20_Contents">int <text:tab/>mlx_put_image_to_window(void *mlx_ptr, void *win_ptr, void *img_ptr, int x, int y);</text:p>
            <text:p text:style-name="Table_20_Contents">int <text:tab/>mlx_destroy_image(void *mlx_ptr, void *img_ptr);</text:p>
            <text:p text:style-name="Table_20_Contents">char <text:tab/>*mlx_get_data_addr(void *img_ptr, int *bits_per_pixel, int *size_line, int *endian);</text:p>
            <text:p text:style-name="Table_20_Contents">int <text:tab/>mlx_get_color_value(void *mlx_ptr, int color);</text:p>
            <text:p text:style-name="Table_20_Contents">void<text:tab/>*mlx_xpm_to_image(void *mlx_ptr, char **xpm_data, int *width, int *height);</text:p>
            <text:p text:style-name="Table_20_Contents">void<text:tab/>*mlx_xpm_file_to_image(void *mlx_ptr, char *filename, int *width, int *height);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6">...</text:p>
          </table:table-cell>
          <table:covered-table-cell/>
        </table:table-row>
        <text:soft-page-break/>
        <table:table-row>
          <table:table-cell table:style-name="Table1.A1" table:number-columns-spanned="2" office:value-type="string">
            <text:p text:style-name="P7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7"><text:span text:style-name="T4">EVENTS </text:span><text:a xlink:type="simple" xlink:href="https://tronche.com/gui/x/xlib/events/" text:style-name="Internet_20_link" text:visited-style-name="Visited_20_Internet_20_Link"><text:span text:style-name="T3">the documentation of each X11 events</text:span></text:a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6">int <text:tab/>mlx_mouse_hook (void *win_ptr, int (*funct_ptr)(), void *param);</text:p>
            <text:p text:style-name="P6">int <text:tab/>mlx_key_hook (void *win_ptr, int (*funct_ptr)(), void *param);</text:p>
            <text:p text:style-name="P6">int <text:tab/>mlx_expose_hook (void *win_ptr, int (*funct_ptr)(), void *param);</text:p>
            <text:p text:style-name="P6">int <text:tab/>mlx_loop_hook (void *mlx_ptr, int (*funct_ptr)(), void *param);</text:p>
            <text:p text:style-name="P6">int <text:tab/>mlx_loop (void *mlx_ptr);</text:p>
            <text:p text:style-name="P6">int <text:tab/>mlx_loop_end (void *mlx_ptr);</text:p>
            <text:p text:style-name="P6">int <text:tab/>mlx_hook(void *win_ptr, int x_event, int x_mask, int (*funct)(), void *param);</text:p>
            <text:p text:style-name="P6">int <text:tab/>mlx_do_key_autorepeatoff(void *mlx_ptr);</text:p>
            <text:p text:style-name="P6">int <text:tab/>mlx_do_key_autorepeaton(void *mlx_ptr);</text:p>
            <text:p text:style-name="P6">int <text:tab/>mlx_do_sync(void *mlx_ptr);</text:p>
            <text:p text:style-name="P6">int <text:tab/>mlx_mouse_get_pos(void *mlx_ptr, void *win_ptr, int *x, int *y);</text:p>
            <text:p text:style-name="P6">int <text:tab/>mlx_mouse_move(void *mlx_ptr, void *win_ptr, int x, int y);</text:p>
            <text:p text:style-name="P6">int <text:tab/>mlx_mouse_hide(void *mlx_ptr, void *win_ptr);</text:p>
            <text:p text:style-name="P6">int <text:tab/>mlx_mouse_show(void *mlx_ptr, void *win_ptr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3">AUTRE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7">int <text:tab/>mlx_get_screen_size(void *mlx_ptr, int *sizex, int *sizey);</text:p>
            <text:p text:style-name="P7">int<text:tab/>mlx_string_put(void *mlx_ptr, void *win_ptr, int x, int y, int color, char *string);</text:p>
            <text:p text:style-name="P7">void<text:tab/>mlx_set_font(void *mlx_ptr, void *win_ptr, char *name);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20">
          <table:table-cell table:style-name="Table1.A1" office:value-type="string">
            <text:p text:style-name="P8">typedef struct<text:tab/>s_data</text:p>
            <text:p text:style-name="P8">{</text:p>
            <text:p text:style-name="P6"><text:tab/>void<text:tab/>*img;</text:p>
            <text:p text:style-name="P6"><text:tab/>char<text:tab/>*addr;</text:p>
            <text:p text:style-name="P6"><text:tab/>int<text:tab/>bits_per_pixel;</text:p>
            <text:p text:style-name="P6"><text:tab/>int<text:tab/>line_length;</text:p>
            <text:p text:style-name="P6"><text:tab/>int<text:tab/>endian;</text:p>
            <text:p text:style-name="P6">}<text:tab/><text:tab/><text:tab/><text:tab/>t_data;</text:p>
          </table:table-cell>
          <table:table-cell table:style-name="Table1.A1" office:value-type="string">
            <text:p text:style-name="P8">typedef struct<text:tab/>s_vars</text:p>
            <text:p text:style-name="P8">{</text:p>
            <text:p text:style-name="P6"><text:tab/>void<text:tab/>*mlx;</text:p>
            <text:p text:style-name="P6"><text:tab/>void<text:tab/>*win;</text:p>
            <text:p text:style-name="P6">}<text:tab/><text:tab/>t_vars;</text:p>
          </table:table-cell>
        </table:table-row>
        <table:table-row table:style-name="Table1.20"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20"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20"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20"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20"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20"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20"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20"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20"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20"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20"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20"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20"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20"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20"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20"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20"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20"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20"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20"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20"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20">
          <table:table-cell table:style-name="Table1.A1" table:number-columns-spanned="2" office:value-type="string">
            <text:p text:style-name="P6"/>
          </table:table-cell>
          <table:covered-table-cell/>
        </table:table-row>
        <text:soft-page-break/>
        <table:table-row table:style-name="Table1.20">
          <table:table-cell table:style-name="Table1.A1" table:number-columns-spanned="2" office:value-type="string">
            <text:p text:style-name="P14"><text:a xlink:type="simple" xlink:href="https://tronche.com/gui/x/xlib/events/" text:style-name="Internet_20_link" text:visited-style-name="Visited_20_Internet_20_Link">https://tronche.com/gui/x/xlib/events/</text:a></text:p>
          </table:table-cell>
          <table:covered-table-cell/>
        </table:table-row>
        <table:table-row table:style-name="Table1.20">
          <table:table-cell table:style-name="Table1.A1" table:number-columns-spanned="2" office:value-type="string">
            <text:p text:style-name="P34"/>
            <text:p text:style-name="P34">X11 events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C"/>
              <table:table-column table:style-name="Table2.F"/>
              <table:table-row table:style-name="Table2.1">
                <table:table-cell table:style-name="Table2.A1" office:value-type="string">
                  <text:p text:style-name="P20">Key</text:p>
                </table:table-cell>
                <table:table-cell table:style-name="Table2.B1" office:value-type="string">
                  <text:p text:style-name="P20">Event</text:p>
                </table:table-cell>
                <table:table-cell table:style-name="Table2.A1" office:value-type="string">
                  <text:p text:style-name="P20">Key</text:p>
                </table:table-cell>
                <table:table-cell table:style-name="Table2.D1" office:value-type="string">
                  <text:p text:style-name="P20">Event</text:p>
                </table:table-cell>
                <table:table-cell table:style-name="Table2.A1" office:value-type="string">
                  <text:p text:style-name="P20">Key</text:p>
                </table:table-cell>
                <table:table-cell table:style-name="Table2.B1" office:value-type="string">
                  <text:p text:style-name="P20">Event</text:p>
                </table:table-cell>
              </table:table-row>
              <table:table-row table:style-name="Table2.1">
                <table:table-cell table:style-name="Table2.A2" office:value-type="float" office:value="2">
                  <text:p text:style-name="P24">2</text:p>
                </table:table-cell>
                <table:table-cell table:style-name="Table2.B2" office:value-type="string">
                  <text:p text:style-name="P28">KeyPress</text:p>
                </table:table-cell>
                <table:table-cell table:style-name="Table2.A2" office:value-type="float" office:value="14">
                  <text:p text:style-name="P24">14</text:p>
                </table:table-cell>
                <table:table-cell table:style-name="Table2.D2" office:value-type="string">
                  <text:p text:style-name="P28">NoExpose</text:p>
                </table:table-cell>
                <table:table-cell table:style-name="Table2.A2" office:value-type="float" office:value="26">
                  <text:p text:style-name="P24">26</text:p>
                </table:table-cell>
                <table:table-cell table:style-name="Table2.F2" office:value-type="string">
                  <text:p text:style-name="P28">CirculateNotify</text:p>
                </table:table-cell>
              </table:table-row>
              <table:table-row table:style-name="Table2.1">
                <table:table-cell table:style-name="Table2.A2" office:value-type="float" office:value="3">
                  <text:p text:style-name="P24">3</text:p>
                </table:table-cell>
                <table:table-cell table:style-name="Table2.B3" office:value-type="string">
                  <text:p text:style-name="P28">KeyRelease</text:p>
                </table:table-cell>
                <table:table-cell table:style-name="Table2.A2" office:value-type="float" office:value="15">
                  <text:p text:style-name="P24">15</text:p>
                </table:table-cell>
                <table:table-cell table:style-name="Table2.D3" office:value-type="string">
                  <text:p text:style-name="P28">VisibilityNotify</text:p>
                </table:table-cell>
                <table:table-cell table:style-name="Table2.A2" office:value-type="float" office:value="27">
                  <text:p text:style-name="P24">27</text:p>
                </table:table-cell>
                <table:table-cell table:style-name="Table2.F3" office:value-type="string">
                  <text:p text:style-name="P28">CirculateRequest</text:p>
                </table:table-cell>
              </table:table-row>
              <table:table-row table:style-name="Table2.1">
                <table:table-cell table:style-name="Table2.A2" office:value-type="float" office:value="4">
                  <text:p text:style-name="P24">4</text:p>
                </table:table-cell>
                <table:table-cell table:style-name="Table2.B4" office:value-type="string">
                  <text:p text:style-name="P28">ButtonPress</text:p>
                </table:table-cell>
                <table:table-cell table:style-name="Table2.A2" office:value-type="float" office:value="16">
                  <text:p text:style-name="P24">16</text:p>
                </table:table-cell>
                <table:table-cell table:style-name="Table2.D4" office:value-type="string">
                  <text:p text:style-name="P28">CreateNotify</text:p>
                </table:table-cell>
                <table:table-cell table:style-name="Table2.A2" office:value-type="float" office:value="28">
                  <text:p text:style-name="P24">28</text:p>
                </table:table-cell>
                <table:table-cell table:style-name="Table2.F4" office:value-type="string">
                  <text:p text:style-name="P28">PropertyNotify</text:p>
                </table:table-cell>
              </table:table-row>
              <table:table-row table:style-name="Table2.1">
                <table:table-cell table:style-name="Table2.A2" office:value-type="float" office:value="5">
                  <text:p text:style-name="P24">5</text:p>
                </table:table-cell>
                <table:table-cell table:style-name="Table2.B5" office:value-type="string">
                  <text:p text:style-name="P28">ButtonRelease</text:p>
                </table:table-cell>
                <table:table-cell table:style-name="Table2.A2" office:value-type="float" office:value="17">
                  <text:p text:style-name="P24">17</text:p>
                </table:table-cell>
                <table:table-cell table:style-name="Table2.D5" office:value-type="string">
                  <text:p text:style-name="P28">DestroyNotify</text:p>
                </table:table-cell>
                <table:table-cell table:style-name="Table2.A2" office:value-type="float" office:value="29">
                  <text:p text:style-name="P24">29</text:p>
                </table:table-cell>
                <table:table-cell table:style-name="Table2.F5" office:value-type="string">
                  <text:p text:style-name="P28">SelectionClear</text:p>
                </table:table-cell>
              </table:table-row>
              <table:table-row table:style-name="Table2.1">
                <table:table-cell table:style-name="Table2.A2" office:value-type="float" office:value="6">
                  <text:p text:style-name="P24">6</text:p>
                </table:table-cell>
                <table:table-cell table:style-name="Table2.B6" office:value-type="string">
                  <text:p text:style-name="P28">MotionNotify</text:p>
                </table:table-cell>
                <table:table-cell table:style-name="Table2.A2" office:value-type="float" office:value="18">
                  <text:p text:style-name="P24">18</text:p>
                </table:table-cell>
                <table:table-cell table:style-name="Table2.D6" office:value-type="string">
                  <text:p text:style-name="P28">UnmapNotify</text:p>
                </table:table-cell>
                <table:table-cell table:style-name="Table2.A2" office:value-type="float" office:value="30">
                  <text:p text:style-name="P24">30</text:p>
                </table:table-cell>
                <table:table-cell table:style-name="Table2.F6" office:value-type="string">
                  <text:p text:style-name="P28">SelectionRequest</text:p>
                </table:table-cell>
              </table:table-row>
              <table:table-row table:style-name="Table2.1">
                <table:table-cell table:style-name="Table2.A2" office:value-type="float" office:value="7">
                  <text:p text:style-name="P24">7</text:p>
                </table:table-cell>
                <table:table-cell table:style-name="Table2.B7" office:value-type="string">
                  <text:p text:style-name="P28">EnterNotify</text:p>
                </table:table-cell>
                <table:table-cell table:style-name="Table2.A2" office:value-type="float" office:value="19">
                  <text:p text:style-name="P24">19</text:p>
                </table:table-cell>
                <table:table-cell table:style-name="Table2.D7" office:value-type="string">
                  <text:p text:style-name="P28">MapNotify</text:p>
                </table:table-cell>
                <table:table-cell table:style-name="Table2.A2" office:value-type="float" office:value="31">
                  <text:p text:style-name="P24">31</text:p>
                </table:table-cell>
                <table:table-cell table:style-name="Table2.F7" office:value-type="string">
                  <text:p text:style-name="P28">SelectionNotify</text:p>
                </table:table-cell>
              </table:table-row>
              <table:table-row table:style-name="Table2.1">
                <table:table-cell table:style-name="Table2.A2" office:value-type="float" office:value="8">
                  <text:p text:style-name="P24">8</text:p>
                </table:table-cell>
                <table:table-cell table:style-name="Table2.B8" office:value-type="string">
                  <text:p text:style-name="P28">LeaveNotify</text:p>
                </table:table-cell>
                <table:table-cell table:style-name="Table2.A2" office:value-type="float" office:value="20">
                  <text:p text:style-name="P24">20</text:p>
                </table:table-cell>
                <table:table-cell table:style-name="Table2.D8" office:value-type="string">
                  <text:p text:style-name="P28">MapRequest</text:p>
                </table:table-cell>
                <table:table-cell table:style-name="Table2.A2" office:value-type="float" office:value="32">
                  <text:p text:style-name="P24">32</text:p>
                </table:table-cell>
                <table:table-cell table:style-name="Table2.F8" office:value-type="string">
                  <text:p text:style-name="P28">ColormapNotify</text:p>
                </table:table-cell>
              </table:table-row>
              <table:table-row table:style-name="Table2.1">
                <table:table-cell table:style-name="Table2.A2" office:value-type="float" office:value="9">
                  <text:p text:style-name="P24">9</text:p>
                </table:table-cell>
                <table:table-cell table:style-name="Table2.B9" office:value-type="string">
                  <text:p text:style-name="P28">FocusIn</text:p>
                </table:table-cell>
                <table:table-cell table:style-name="Table2.A2" office:value-type="float" office:value="21">
                  <text:p text:style-name="P24">21</text:p>
                </table:table-cell>
                <table:table-cell table:style-name="Table2.D9" office:value-type="string">
                  <text:p text:style-name="P28">ReparentNotify</text:p>
                </table:table-cell>
                <table:table-cell table:style-name="Table2.A2" office:value-type="float" office:value="33">
                  <text:p text:style-name="P24">33</text:p>
                </table:table-cell>
                <table:table-cell table:style-name="Table2.F9" office:value-type="string">
                  <text:p text:style-name="P28">ClientMessage</text:p>
                </table:table-cell>
              </table:table-row>
              <table:table-row table:style-name="Table2.1">
                <table:table-cell table:style-name="Table2.A2" office:value-type="float" office:value="10">
                  <text:p text:style-name="P24">10</text:p>
                </table:table-cell>
                <table:table-cell table:style-name="Table2.B10" office:value-type="string">
                  <text:p text:style-name="P28">FocusOut</text:p>
                </table:table-cell>
                <table:table-cell table:style-name="Table2.A2" office:value-type="float" office:value="22">
                  <text:p text:style-name="P24">22</text:p>
                </table:table-cell>
                <table:table-cell table:style-name="Table2.D10" office:value-type="string">
                  <text:p text:style-name="P28">ConfigureNotify</text:p>
                </table:table-cell>
                <table:table-cell table:style-name="Table2.A2" office:value-type="float" office:value="34">
                  <text:p text:style-name="P24">34</text:p>
                </table:table-cell>
                <table:table-cell table:style-name="Table2.F10" office:value-type="string">
                  <text:p text:style-name="P28">MappingNotify</text:p>
                </table:table-cell>
              </table:table-row>
              <table:table-row table:style-name="Table2.1">
                <table:table-cell table:style-name="Table2.A2" office:value-type="float" office:value="11">
                  <text:p text:style-name="P24">11</text:p>
                </table:table-cell>
                <table:table-cell table:style-name="Table2.B11" office:value-type="string">
                  <text:p text:style-name="P28">KeymapNotify</text:p>
                </table:table-cell>
                <table:table-cell table:style-name="Table2.A2" office:value-type="float" office:value="23">
                  <text:p text:style-name="P24">23</text:p>
                </table:table-cell>
                <table:table-cell table:style-name="Table2.D11" office:value-type="string">
                  <text:p text:style-name="P28">ConfigureRequest</text:p>
                </table:table-cell>
                <table:table-cell table:style-name="Table2.A2" office:value-type="float" office:value="35">
                  <text:p text:style-name="P24">35</text:p>
                </table:table-cell>
                <table:table-cell table:style-name="Table2.F11" office:value-type="string">
                  <text:p text:style-name="P28">GenericEvent</text:p>
                </table:table-cell>
              </table:table-row>
              <table:table-row table:style-name="Table2.1">
                <table:table-cell table:style-name="Table2.A2" office:value-type="float" office:value="12">
                  <text:p text:style-name="P24">12</text:p>
                </table:table-cell>
                <table:table-cell table:style-name="Table2.B12" office:value-type="string">
                  <text:p text:style-name="P28">Expose</text:p>
                </table:table-cell>
                <table:table-cell table:style-name="Table2.A2" office:value-type="float" office:value="24">
                  <text:p text:style-name="P24">24</text:p>
                </table:table-cell>
                <table:table-cell table:style-name="Table2.D12" office:value-type="string">
                  <text:p text:style-name="P28">GravityNotify</text:p>
                </table:table-cell>
                <table:table-cell table:style-name="Table2.A2" office:value-type="float" office:value="36">
                  <text:p text:style-name="P24">36</text:p>
                </table:table-cell>
                <table:table-cell table:style-name="Table2.F12" office:value-type="string">
                  <text:p text:style-name="P28">LASTEvent</text:p>
                </table:table-cell>
              </table:table-row>
              <table:table-row table:style-name="Table2.1">
                <table:table-cell table:style-name="Table2.A13" office:value-type="float" office:value="13">
                  <text:p text:style-name="P24">13</text:p>
                </table:table-cell>
                <table:table-cell table:style-name="Table2.B13" office:value-type="string">
                  <text:p text:style-name="P28">GraphicsExpose</text:p>
                </table:table-cell>
                <table:table-cell table:style-name="Table2.A13" office:value-type="float" office:value="25">
                  <text:p text:style-name="P24">25</text:p>
                </table:table-cell>
                <table:table-cell table:style-name="Table2.D13" office:value-type="string">
                  <text:p text:style-name="P28">ResizeRequest</text:p>
                </table:table-cell>
                <table:table-cell table:style-name="Table2.E13" office:value-type="string">
                  <text:p text:style-name="P31"> </text:p>
                </table:table-cell>
                <table:table-cell table:style-name="Table2.F13" office:value-type="string">
                  <text:p text:style-name="P16"> </text:p>
                </table:table-cell>
              </table:table-row>
            </table:table>
            <text:p text:style-name="P3"/>
            <text:p text:style-name="P3"/>
          </table:table-cell>
          <table:covered-table-cell/>
        </table:table-row>
        <table:table-row table:style-name="Table1.20">
          <table:table-cell table:style-name="Table1.A1" table:number-columns-spanned="2" office:value-type="string">
            <text:p text:style-name="P35"/>
            <text:p text:style-name="P35">X11 <text:span text:style-name="T2">masks</text:span>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 table:style-name="Table3.1">
                <table:table-cell table:style-name="Table3.A1" office:value-type="string">
                  <text:p text:style-name="P21">Mask</text:p>
                </table:table-cell>
                <table:table-cell table:style-name="Table3.B1" office:value-type="string">
                  <text:p text:style-name="P21">Description</text:p>
                </table:table-cell>
                <table:table-cell table:style-name="Table3.A1" office:value-type="string">
                  <text:p text:style-name="P21">Mask</text:p>
                </table:table-cell>
                <table:table-cell table:style-name="Table3.B1" office:value-type="string">
                  <text:p text:style-name="P21">Description</text:p>
                </table:table-cell>
              </table:table-row>
              <table:table-row table:style-name="Table3.1">
                <table:table-cell table:style-name="Table3.A2" office:value-type="string">
                  <text:p text:style-name="P25">0L</text:p>
                </table:table-cell>
                <table:table-cell table:style-name="Table3.B2" office:value-type="string">
                  <text:p text:style-name="P29">NoEventMask</text:p>
                </table:table-cell>
                <table:table-cell table:style-name="Table3.A2" office:value-type="string">
                  <text:p text:style-name="P25">(1L&lt;&lt;12)</text:p>
                </table:table-cell>
                <table:table-cell table:style-name="Table3.B2" office:value-type="string">
                  <text:p text:style-name="P29">Button5MotionMask</text:p>
                </table:table-cell>
              </table:table-row>
              <table:table-row table:style-name="Table3.1">
                <table:table-cell table:style-name="Table3.A2" office:value-type="string">
                  <text:p text:style-name="P25">(1L&lt;&lt;0)</text:p>
                </table:table-cell>
                <table:table-cell table:style-name="Table3.B2" office:value-type="string">
                  <text:p text:style-name="P29">KeyPressMask</text:p>
                </table:table-cell>
                <table:table-cell table:style-name="Table3.A2" office:value-type="string">
                  <text:p text:style-name="P25">(1L&lt;&lt;13)</text:p>
                </table:table-cell>
                <table:table-cell table:style-name="Table3.B2" office:value-type="string">
                  <text:p text:style-name="P29">ButtonMotionMask</text:p>
                </table:table-cell>
              </table:table-row>
              <table:table-row table:style-name="Table3.1">
                <table:table-cell table:style-name="Table3.A2" office:value-type="string">
                  <text:p text:style-name="P25">(1L&lt;&lt;1)</text:p>
                </table:table-cell>
                <table:table-cell table:style-name="Table3.B2" office:value-type="string">
                  <text:p text:style-name="P29">KeyReleaseMask</text:p>
                </table:table-cell>
                <table:table-cell table:style-name="Table3.A2" office:value-type="string">
                  <text:p text:style-name="P25">(1L&lt;&lt;14)</text:p>
                </table:table-cell>
                <table:table-cell table:style-name="Table3.B2" office:value-type="string">
                  <text:p text:style-name="P29">KeymapStateMask</text:p>
                </table:table-cell>
              </table:table-row>
              <table:table-row table:style-name="Table3.1">
                <table:table-cell table:style-name="Table3.A2" office:value-type="string">
                  <text:p text:style-name="P25">(1L&lt;&lt;2)</text:p>
                </table:table-cell>
                <table:table-cell table:style-name="Table3.B2" office:value-type="string">
                  <text:p text:style-name="P29">ButtonPressMask</text:p>
                </table:table-cell>
                <table:table-cell table:style-name="Table3.A2" office:value-type="string">
                  <text:p text:style-name="P25">(1L&lt;&lt;15)</text:p>
                </table:table-cell>
                <table:table-cell table:style-name="Table3.B2" office:value-type="string">
                  <text:p text:style-name="P29">ExposureMask</text:p>
                </table:table-cell>
              </table:table-row>
              <table:table-row table:style-name="Table3.1">
                <table:table-cell table:style-name="Table3.A2" office:value-type="string">
                  <text:p text:style-name="P25">(1L&lt;&lt;3)</text:p>
                </table:table-cell>
                <table:table-cell table:style-name="Table3.B2" office:value-type="string">
                  <text:p text:style-name="P29">ButtonReleaseMask</text:p>
                </table:table-cell>
                <table:table-cell table:style-name="Table3.A2" office:value-type="string">
                  <text:p text:style-name="P25">(1L&lt;&lt;16)</text:p>
                </table:table-cell>
                <table:table-cell table:style-name="Table3.B2" office:value-type="string">
                  <text:p text:style-name="P29">VisibilityChangeMask</text:p>
                </table:table-cell>
              </table:table-row>
              <table:table-row table:style-name="Table3.1">
                <table:table-cell table:style-name="Table3.A2" office:value-type="string">
                  <text:p text:style-name="P25">(1L&lt;&lt;4)</text:p>
                </table:table-cell>
                <table:table-cell table:style-name="Table3.B2" office:value-type="string">
                  <text:p text:style-name="P29">EnterWindowMask</text:p>
                </table:table-cell>
                <table:table-cell table:style-name="Table3.A2" office:value-type="string">
                  <text:p text:style-name="P25">(1L&lt;&lt;17)</text:p>
                </table:table-cell>
                <table:table-cell table:style-name="Table3.B2" office:value-type="string">
                  <text:p text:style-name="P29">StructureNotifyMask</text:p>
                </table:table-cell>
              </table:table-row>
              <table:table-row table:style-name="Table3.1">
                <table:table-cell table:style-name="Table3.A2" office:value-type="string">
                  <text:p text:style-name="P25">(1L&lt;&lt;5)</text:p>
                </table:table-cell>
                <table:table-cell table:style-name="Table3.B2" office:value-type="string">
                  <text:p text:style-name="P29">LeaveWindowMask</text:p>
                </table:table-cell>
                <table:table-cell table:style-name="Table3.A2" office:value-type="string">
                  <text:p text:style-name="P25">(1L&lt;&lt;18)</text:p>
                </table:table-cell>
                <table:table-cell table:style-name="Table3.B2" office:value-type="string">
                  <text:p text:style-name="P29">ResizeRedirectMask</text:p>
                </table:table-cell>
              </table:table-row>
              <table:table-row table:style-name="Table3.1">
                <table:table-cell table:style-name="Table3.A2" office:value-type="string">
                  <text:p text:style-name="P25">(1L&lt;&lt;6)</text:p>
                </table:table-cell>
                <table:table-cell table:style-name="Table3.B2" office:value-type="string">
                  <text:p text:style-name="P29">PointerMotionMask</text:p>
                </table:table-cell>
                <table:table-cell table:style-name="Table3.A2" office:value-type="string">
                  <text:p text:style-name="P25">(1L&lt;&lt;19)</text:p>
                </table:table-cell>
                <table:table-cell table:style-name="Table3.B2" office:value-type="string">
                  <text:p text:style-name="P29">SubstructureNotifyMask</text:p>
                </table:table-cell>
              </table:table-row>
              <table:table-row table:style-name="Table3.1">
                <table:table-cell table:style-name="Table3.A2" office:value-type="string">
                  <text:p text:style-name="P25">(1L&lt;&lt;7)</text:p>
                </table:table-cell>
                <table:table-cell table:style-name="Table3.B2" office:value-type="string">
                  <text:p text:style-name="P29">PointerMotionHintMask</text:p>
                </table:table-cell>
                <table:table-cell table:style-name="Table3.A2" office:value-type="string">
                  <text:p text:style-name="P25">(1L&lt;&lt;20)</text:p>
                </table:table-cell>
                <table:table-cell table:style-name="Table3.B2" office:value-type="string">
                  <text:p text:style-name="P29">SubstructureRedirectMask</text:p>
                </table:table-cell>
              </table:table-row>
              <table:table-row table:style-name="Table3.1">
                <table:table-cell table:style-name="Table3.A2" office:value-type="string">
                  <text:p text:style-name="P25">(1L&lt;&lt;8)</text:p>
                </table:table-cell>
                <table:table-cell table:style-name="Table3.B2" office:value-type="string">
                  <text:p text:style-name="P29">Button1MotionMask</text:p>
                </table:table-cell>
                <table:table-cell table:style-name="Table3.A2" office:value-type="string">
                  <text:p text:style-name="P25">(1L&lt;&lt;21)</text:p>
                </table:table-cell>
                <table:table-cell table:style-name="Table3.B2" office:value-type="string">
                  <text:p text:style-name="P29">FocusChangeMask</text:p>
                </table:table-cell>
              </table:table-row>
              <table:table-row table:style-name="Table3.1">
                <table:table-cell table:style-name="Table3.A2" office:value-type="string">
                  <text:p text:style-name="P25">(1L&lt;&lt;9)</text:p>
                </table:table-cell>
                <table:table-cell table:style-name="Table3.B2" office:value-type="string">
                  <text:p text:style-name="P29">Button2MotionMask</text:p>
                </table:table-cell>
                <table:table-cell table:style-name="Table3.A2" office:value-type="string">
                  <text:p text:style-name="P25">(1L&lt;&lt;22)</text:p>
                </table:table-cell>
                <table:table-cell table:style-name="Table3.B2" office:value-type="string">
                  <text:p text:style-name="P29">PropertyChangeMask</text:p>
                </table:table-cell>
              </table:table-row>
              <table:table-row table:style-name="Table3.1">
                <table:table-cell table:style-name="Table3.A2" office:value-type="string">
                  <text:p text:style-name="P25">(1L&lt;&lt;10)</text:p>
                </table:table-cell>
                <table:table-cell table:style-name="Table3.B2" office:value-type="string">
                  <text:p text:style-name="P29">Button3MotionMask</text:p>
                </table:table-cell>
                <table:table-cell table:style-name="Table3.A2" office:value-type="string">
                  <text:p text:style-name="P25">(1L&lt;&lt;23)</text:p>
                </table:table-cell>
                <table:table-cell table:style-name="Table3.B2" office:value-type="string">
                  <text:p text:style-name="P29">ColormapChangeMask</text:p>
                </table:table-cell>
              </table:table-row>
              <table:table-row table:style-name="Table3.14">
                <table:table-cell table:style-name="Table3.A14" office:value-type="string">
                  <text:p text:style-name="P25">(1L&lt;&lt;11)</text:p>
                </table:table-cell>
                <table:table-cell table:style-name="Table3.B14" office:value-type="string">
                  <text:p text:style-name="P29">Button4MotionMask</text:p>
                </table:table-cell>
                <table:table-cell table:style-name="Table3.A14" office:value-type="string">
                  <text:p text:style-name="P25">(1L&lt;&lt;24)</text:p>
                </table:table-cell>
                <table:table-cell table:style-name="Table3.B14" office:value-type="string">
                  <text:p text:style-name="P29">OwnerGrabButtonMask</text:p>
                </table:table-cell>
              </table:table-row>
            </table:table>
            <text:p text:style-name="P4"/>
            <text:p text:style-name="P4"/>
          </table:table-cell>
          <table:covered-table-cell/>
        </table:table-row>
        <table:table-row table:style-name="Table1.20">
          <table:table-cell table:style-name="Table1.A1" table:number-columns-spanned="2" office:value-type="string">
            <text:p text:style-name="P36"/>
            <text:p text:style-name="P36">X11 <text:span text:style-name="T5">prototype of events functions</text:span>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 table:style-name="Table4.1">
                <table:table-cell table:style-name="Table4.A1" office:value-type="string">
                  <text:p text:style-name="P22">Hooking event</text:p>
                </table:table-cell>
                <table:table-cell table:style-name="Table4.B1" office:value-type="string">
                  <text:p text:style-name="P22">code</text:p>
                </table:table-cell>
                <table:table-cell table:style-name="Table4.C1" office:value-type="string">
                  <text:p text:style-name="P22">Prototype</text:p>
                </table:table-cell>
              </table:table-row>
              <table:table-row table:style-name="Table4.1">
                <table:table-cell table:style-name="Table4.A2" office:value-type="string">
                  <text:p text:style-name="P26">ON_KEYDOWN</text:p>
                </table:table-cell>
                <table:table-cell table:style-name="Table4.B2" office:value-type="float" office:value="2">
                  <text:p text:style-name="P26">2</text:p>
                </table:table-cell>
                <table:table-cell table:style-name="Table4.C2" office:value-type="string">
                  <text:p text:style-name="P26">int (*f)(int keycode, void *param)</text:p>
                </table:table-cell>
              </table:table-row>
              <table:table-row table:style-name="Table4.1">
                <table:table-cell table:style-name="Table4.A2" office:value-type="string">
                  <text:p text:style-name="P26">ON_KEYUP*</text:p>
                </table:table-cell>
                <table:table-cell table:style-name="Table4.B2" office:value-type="float" office:value="3">
                  <text:p text:style-name="P26">3</text:p>
                </table:table-cell>
                <table:table-cell table:style-name="Table4.C3" office:value-type="string">
                  <text:p text:style-name="P26">int (*f)(int keycode, void *param)</text:p>
                </table:table-cell>
              </table:table-row>
              <table:table-row table:style-name="Table4.1">
                <table:table-cell table:style-name="Table4.A2" office:value-type="string">
                  <text:p text:style-name="P26">ON_MOUSEDOWN*</text:p>
                </table:table-cell>
                <table:table-cell table:style-name="Table4.B2" office:value-type="float" office:value="4">
                  <text:p text:style-name="P26">4</text:p>
                </table:table-cell>
                <table:table-cell table:style-name="Table4.C4" office:value-type="string">
                  <text:p text:style-name="P26">int (*f)(int button, int x, int y, void *param)</text:p>
                </table:table-cell>
              </table:table-row>
              <table:table-row table:style-name="Table4.1">
                <table:table-cell table:style-name="Table4.A2" office:value-type="string">
                  <text:p text:style-name="P26"><text:soft-page-break/>ON_MOUSEUP</text:p>
                </table:table-cell>
                <table:table-cell table:style-name="Table4.B2" office:value-type="float" office:value="5">
                  <text:p text:style-name="P26">5</text:p>
                </table:table-cell>
                <table:table-cell table:style-name="Table4.C5" office:value-type="string">
                  <text:p text:style-name="P26">int (*f)(int button, int x, int y, void *param)</text:p>
                </table:table-cell>
              </table:table-row>
              <table:table-row table:style-name="Table4.1">
                <table:table-cell table:style-name="Table4.A2" office:value-type="string">
                  <text:p text:style-name="P26">ON_MOUSEMOVE</text:p>
                </table:table-cell>
                <table:table-cell table:style-name="Table4.B2" office:value-type="float" office:value="6">
                  <text:p text:style-name="P26">6</text:p>
                </table:table-cell>
                <table:table-cell table:style-name="Table4.C6" office:value-type="string">
                  <text:p text:style-name="P26">int (*f)(int x, int y, void *param)</text:p>
                </table:table-cell>
              </table:table-row>
              <table:table-row table:style-name="Table4.1">
                <table:table-cell table:style-name="Table4.A2" office:value-type="string">
                  <text:p text:style-name="P26">ON_EXPOSE*</text:p>
                </table:table-cell>
                <table:table-cell table:style-name="Table4.B2" office:value-type="float" office:value="12">
                  <text:p text:style-name="P26">12</text:p>
                </table:table-cell>
                <table:table-cell table:style-name="Table4.C7" office:value-type="string">
                  <text:p text:style-name="P26">int (*f)(void *param)</text:p>
                </table:table-cell>
              </table:table-row>
              <table:table-row table:style-name="Table4.1">
                <table:table-cell table:style-name="Table4.A8" office:value-type="string">
                  <text:p text:style-name="P26">ON_DESTROY</text:p>
                </table:table-cell>
                <table:table-cell table:style-name="Table4.B8" office:value-type="float" office:value="17">
                  <text:p text:style-name="P26">17</text:p>
                </table:table-cell>
                <table:table-cell table:style-name="Table4.C8" office:value-type="string">
                  <text:p text:style-name="P26">int (*f)(void *param)</text:p>
                </table:table-cell>
              </table:table-row>
              <table:table-row table:style-name="Table4.9">
                <table:table-cell table:style-name="Table4.A9" office:value-type="string">
                  <text:p text:style-name="P32">*Has mlx_hook alias.</text:p>
                </table:table-cell>
                <table:table-cell table:style-name="Table4.B9" office:value-type="string">
                  <text:p text:style-name="P37"/>
                </table:table-cell>
                <table:table-cell table:style-name="Table4.C9" office:value-type="string">
                  <text:p text:style-name="P37"/>
                </table:table-cell>
              </table:table-row>
              <table:table-row table:style-name="Table4.9">
                <table:table-cell table:style-name="Table4.A9" office:value-type="string">
                  <text:p text:style-name="P37"/>
                </table:table-cell>
                <table:table-cell table:style-name="Table4.B10" office:value-type="string">
                  <text:p text:style-name="P37"/>
                </table:table-cell>
                <table:table-cell table:style-name="Table4.C10" office:value-type="string">
                  <text:p text:style-name="P37"/>
                </table:table-cell>
              </table:table-row>
              <table:table-row table:style-name="Table4.9">
                <table:table-cell table:style-name="Table4.A11" table:number-columns-spanned="3" office:value-type="string">
                  <text:p text:style-name="P18">mlx_expose_hook function is an alias of mlx_hook on expose event (12).</text:p>
                </table:table-cell>
                <table:covered-table-cell/>
                <table:covered-table-cell/>
              </table:table-row>
              <table:table-row table:style-name="Table4.9">
                <table:table-cell table:style-name="Table4.A12" table:number-columns-spanned="3" office:value-type="string">
                  <text:p text:style-name="P18">mlx_key_hook function is an alias of mlx_hook on key up event (3).</text:p>
                </table:table-cell>
                <table:covered-table-cell/>
                <table:covered-table-cell/>
              </table:table-row>
              <table:table-row table:style-name="Table4.9">
                <table:table-cell table:style-name="Table4.A13" table:number-columns-spanned="3" office:value-type="string">
                  <text:p text:style-name="P18">mlx_mouse_hook function is an alias of mlx_hook on mouse down event (4).</text:p>
                </table:table-cell>
                <table:covered-table-cell/>
                <table:covered-table-cell/>
              </table:table-row>
            </table:table>
            <text:p text:style-name="P5"/>
          </table:table-cell>
          <table:covered-table-cell/>
        </table:table-row>
        <table:table-row table:style-name="Table1.20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20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SFMono-Regular" svg:font-family="SFMono-Regular, menlo, consolas, monospace"/>
    <style:font-face style:name="system-ui" svg:font-family="system-ui, apple-system, blinkmacsystemfont, 'Segoe UI', roboto, 'Helvetica Neue', arial, sans-serif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15:55:14.760809688</meta:creation-date>
    <dc:date>2025-02-21T18:24:25.854607630</dc:date>
    <meta:editing-duration>PT39M58S</meta:editing-duration>
    <meta:editing-cycles>6</meta:editing-cycles>
    <meta:generator>LibreOffice/7.3.7.2$Linux_X86_64 LibreOffice_project/30$Build-2</meta:generator>
    <meta:document-statistic meta:table-count="4" meta:image-count="0" meta:object-count="0" meta:page-count="4" meta:paragraph-count="256" meta:word-count="566" meta:character-count="4600" meta:non-whitespace-character-count="4160"/>
  </office:meta>
</office:document-meta>
</file>